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0000_1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907" calcext:value-type="float">
            <text:p>3,0907</text:p>
          </table:table-cell>
          <table:table-cell office:value-type="float" office:value="0" calcext:value-type="float">
            <text:p>0</text:p>
          </table:table-cell>
          <table:table-cell office:value-type="float" office:value="0.389451" calcext:value-type="float">
            <text:p>0,389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9081" calcext:value-type="float">
            <text:p>0,389081</text:p>
          </table:table-cell>
          <table:table-cell office:value-type="float" office:value="0" calcext:value-type="float">
            <text:p>0</text:p>
          </table:table-cell>
          <table:table-cell office:value-type="float" office:value="0.778571" calcext:value-type="float">
            <text:p>0,778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8823" calcext:value-type="float">
            <text:p>0,388823</text:p>
          </table:table-cell>
          <table:table-cell office:value-type="float" office:value="0.389708" calcext:value-type="float">
            <text:p>0,389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8716" calcext:value-type="float">
            <text:p>0,38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9733" calcext:value-type="float">
            <text:p>0,389733</text:p>
          </table:table-cell>
          <table:table-cell office:value-type="float" office:value="0" calcext:value-type="float">
            <text:p>0</text:p>
          </table:table-cell>
          <table:table-cell office:value-type="float" office:value="0.389233" calcext:value-type="float">
            <text:p>0,3892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6528" calcext:value-type="float">
            <text:p>0,776528</text:p>
          </table:table-cell>
          <table:table-cell office:value-type="float" office:value="0.389418" calcext:value-type="float">
            <text:p>0,389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7185" calcext:value-type="float">
            <text:p>0,777185</text:p>
          </table:table-cell>
          <table:table-cell office:value-type="float" office:value="0" calcext:value-type="float">
            <text:p>0</text:p>
          </table:table-cell>
          <table:table-cell office:value-type="float" office:value="0.388522" calcext:value-type="float">
            <text:p>0,3885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89539" calcext:value-type="float">
            <text:p>0,389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87608" calcext:value-type="float">
            <text:p>0,387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6504" calcext:value-type="float">
            <text:p>0,3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9651" calcext:value-type="float">
            <text:p>0,389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89603" calcext:value-type="float">
            <text:p>0,389603</text:p>
          </table:table-cell>
          <table:table-cell office:value-type="float" office:value="0.761858" calcext:value-type="float">
            <text:p>0,76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89359" calcext:value-type="float">
            <text:p>0,38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74132" calcext:value-type="float">
            <text:p>0,774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89272" calcext:value-type="float">
            <text:p>0,389272</text:p>
          </table:table-cell>
          <table:table-cell office:value-type="float" office:value="0.388053" calcext:value-type="float">
            <text:p>0,388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89576" calcext:value-type="float">
            <text:p>0,389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89844" calcext:value-type="float">
            <text:p>0,389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9788" calcext:value-type="float">
            <text:p>0,389788</text:p>
          </table:table-cell>
          <table:table-cell office:value-type="float" office:value="0.779377" calcext:value-type="float">
            <text:p>0,779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89805" calcext:value-type="float">
            <text:p>0,389805</text:p>
          </table:table-cell>
          <table:table-cell office:value-type="float" office:value="0.774512" calcext:value-type="float">
            <text:p>0,774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89586" calcext:value-type="float">
            <text:p>0,389586</text:p>
          </table:table-cell>
          <table:table-cell office:value-type="float" office:value="0.389298" calcext:value-type="float">
            <text:p>0,38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6423" calcext:value-type="float">
            <text:p>1,16423</text:p>
          </table:table-cell>
          <table:table-cell office:value-type="float" office:value="0.778828" calcext:value-type="float">
            <text:p>0,778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89532" calcext:value-type="float">
            <text:p>0,389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90213" calcext:value-type="float">
            <text:p>0,390213</text:p>
          </table:table-cell>
          <table:table-cell office:value-type="float" office:value="0.389583" calcext:value-type="float">
            <text:p>0,389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9771" calcext:value-type="float">
            <text:p>0,389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80415" calcext:value-type="float">
            <text:p>0,780415</text:p>
          </table:table-cell>
          <table:table-cell office:value-type="float" office:value="0.774006" calcext:value-type="float">
            <text:p>0,774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89791" calcext:value-type="float">
            <text:p>0,389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89166" calcext:value-type="float">
            <text:p>0,389166</text:p>
          </table:table-cell>
          <table:table-cell office:value-type="float" office:value="0" calcext:value-type="float">
            <text:p>0</text:p>
          </table:table-cell>
          <table:table-cell office:value-type="float" office:value="0.387825" calcext:value-type="float">
            <text:p>0,3878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6699" calcext:value-type="float">
            <text:p>1,16699</text:p>
          </table:table-cell>
          <table:table-cell office:value-type="float" office:value="0.779047" calcext:value-type="float">
            <text:p>0,779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88786" calcext:value-type="float">
            <text:p>0,388786</text:p>
          </table:table-cell>
          <table:table-cell office:value-type="float" office:value="0" calcext:value-type="float">
            <text:p>0</text:p>
          </table:table-cell>
          <table:table-cell office:value-type="float" office:value="0.373679" calcext:value-type="float">
            <text:p>0,3736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89544" calcext:value-type="float">
            <text:p>0,389544</text:p>
          </table:table-cell>
          <table:table-cell office:value-type="float" office:value="0" calcext:value-type="float">
            <text:p>0</text:p>
          </table:table-cell>
          <table:table-cell office:value-type="float" office:value="0.389079" calcext:value-type="float">
            <text:p>0,3890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89689" calcext:value-type="float">
            <text:p>0,389689</text:p>
          </table:table-cell>
          <table:table-cell office:value-type="float" office:value="0.389301" calcext:value-type="float">
            <text:p>0,38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89711" calcext:value-type="float">
            <text:p>0,389711</text:p>
          </table:table-cell>
          <table:table-cell office:value-type="float" office:value="1.16917" calcext:value-type="float">
            <text:p>1,16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79448" calcext:value-type="float">
            <text:p>0,77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80261" calcext:value-type="float">
            <text:p>0,780261</text:p>
          </table:table-cell>
          <table:table-cell office:value-type="float" office:value="0.388949" calcext:value-type="float">
            <text:p>0,38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88841" calcext:value-type="float">
            <text:p>0,388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89585" calcext:value-type="float">
            <text:p>0,389585</text:p>
          </table:table-cell>
          <table:table-cell office:value-type="float" office:value="0.38939" calcext:value-type="float">
            <text:p>0,3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9976" calcext:value-type="float">
            <text:p>0,389976</text:p>
          </table:table-cell>
          <table:table-cell office:value-type="float" office:value="0.388714" calcext:value-type="float">
            <text:p>0,388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389304" calcext:value-type="float">
            <text:p>0,389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55792" calcext:value-type="float">
            <text:p>1,55792</text:p>
          </table:table-cell>
          <table:table-cell office:value-type="float" office:value="0.777828" calcext:value-type="float">
            <text:p>0,77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778948" calcext:value-type="float">
            <text:p>0,778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79327" calcext:value-type="float">
            <text:p>0,779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779489" calcext:value-type="float">
            <text:p>0,779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79931" calcext:value-type="float">
            <text:p>0,779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90131" calcext:value-type="float">
            <text:p>0,390131</text:p>
          </table:table-cell>
          <table:table-cell office:value-type="float" office:value="0.388606" calcext:value-type="float">
            <text:p>0,388606</text:p>
          </table:table-cell>
          <table:table-cell office:value-type="float" office:value="0.389849" calcext:value-type="float">
            <text:p>0,3898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89404" calcext:value-type="float">
            <text:p>0,389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388898" calcext:value-type="float">
            <text:p>0,388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79096" calcext:value-type="float">
            <text:p>0,779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89795" calcext:value-type="float">
            <text:p>0,389795</text:p>
          </table:table-cell>
          <table:table-cell office:value-type="float" office:value="0.38946" calcext:value-type="float">
            <text:p>0,38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776729" calcext:value-type="float">
            <text:p>0,776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77556" calcext:value-type="float">
            <text:p>0,777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89707" calcext:value-type="float">
            <text:p>0,389707</text:p>
          </table:table-cell>
          <table:table-cell office:value-type="float" office:value="0.389078" calcext:value-type="float">
            <text:p>0,389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89749" calcext:value-type="float">
            <text:p>0,389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389657" calcext:value-type="float">
            <text:p>0,389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89677" calcext:value-type="float">
            <text:p>0,389677</text:p>
          </table:table-cell>
          <table:table-cell office:value-type="float" office:value="0.389579" calcext:value-type="float">
            <text:p>0,389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38941" calcext:value-type="float">
            <text:p>0,38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79551" calcext:value-type="float">
            <text:p>0,779551</text:p>
          </table:table-cell>
          <table:table-cell office:value-type="float" office:value="0.778047" calcext:value-type="float">
            <text:p>0,778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777959" calcext:value-type="float">
            <text:p>0,777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79604" calcext:value-type="float">
            <text:p>0,779604</text:p>
          </table:table-cell>
          <table:table-cell office:value-type="float" office:value="1.16998" calcext:value-type="float">
            <text:p>1,16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89972" calcext:value-type="float">
            <text:p>0,389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388941" calcext:value-type="float">
            <text:p>0,388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388891" calcext:value-type="float">
            <text:p>0,388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79602" calcext:value-type="float">
            <text:p>0,779602</text:p>
          </table:table-cell>
          <table:table-cell office:value-type="float" office:value="0.388835" calcext:value-type="float">
            <text:p>0,388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9105" calcext:value-type="float">
            <text:p>0,389105</text:p>
          </table:table-cell>
          <table:table-cell office:value-type="float" office:value="0.389266" calcext:value-type="float">
            <text:p>0,389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9736" calcext:value-type="float">
            <text:p>0,389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9086" calcext:value-type="float">
            <text:p>0,389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776597" calcext:value-type="float">
            <text:p>0,776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9829" calcext:value-type="float">
            <text:p>0,389829</text:p>
          </table:table-cell>
          <table:table-cell office:value-type="float" office:value="0.776468" calcext:value-type="float">
            <text:p>0,776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79526" calcext:value-type="float">
            <text:p>0,779526</text:p>
          </table:table-cell>
          <table:table-cell office:value-type="float" office:value="0.389077" calcext:value-type="float">
            <text:p>0,389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9788" calcext:value-type="float">
            <text:p>0,389788</text:p>
          </table:table-cell>
          <table:table-cell office:value-type="float" office:value="0.777543" calcext:value-type="float">
            <text:p>0,777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79512" calcext:value-type="float">
            <text:p>0,779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9" calcext:value-type="float">
            <text:p>0,389</text:p>
          </table:table-cell>
          <table:table-cell office:value-type="float" office:value="0.778941" calcext:value-type="float">
            <text:p>0,778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9739" calcext:value-type="float">
            <text:p>0,389739</text:p>
          </table:table-cell>
          <table:table-cell office:value-type="float" office:value="0.389647" calcext:value-type="float">
            <text:p>0,389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388869" calcext:value-type="float">
            <text:p>0,38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9996" calcext:value-type="float">
            <text:p>0,389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9778" calcext:value-type="float">
            <text:p>0,389778</text:p>
          </table:table-cell>
          <table:table-cell office:value-type="float" office:value="0.389699" calcext:value-type="float">
            <text:p>0,389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9563" calcext:value-type="float">
            <text:p>0,389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79383" calcext:value-type="float">
            <text:p>0,779383</text:p>
          </table:table-cell>
          <table:table-cell office:value-type="float" office:value="1.16857" calcext:value-type="float">
            <text:p>1,1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9586" calcext:value-type="float">
            <text:p>0,389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0005" calcext:value-type="float">
            <text:p>0,390005</text:p>
          </table:table-cell>
          <table:table-cell office:value-type="float" office:value="0.777703" calcext:value-type="float">
            <text:p>0,777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9723" calcext:value-type="float">
            <text:p>0,389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9722" calcext:value-type="float">
            <text:p>0,389722</text:p>
          </table:table-cell>
          <table:table-cell office:value-type="float" office:value="0.389293" calcext:value-type="float">
            <text:p>0,389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90067" calcext:value-type="float">
            <text:p>0,390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79995" calcext:value-type="float">
            <text:p>0,779995</text:p>
          </table:table-cell>
          <table:table-cell office:value-type="float" office:value="0.389029" calcext:value-type="float">
            <text:p>0,389029</text:p>
          </table:table-cell>
          <table:table-cell office:value-type="float" office:value="0.38982" calcext:value-type="float">
            <text:p>0,389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6868" calcext:value-type="float">
            <text:p>1,16868</text:p>
          </table:table-cell>
          <table:table-cell office:value-type="float" office:value="0.38967" calcext:value-type="float">
            <text:p>0,38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9923" calcext:value-type="float">
            <text:p>0,389923</text:p>
          </table:table-cell>
          <table:table-cell office:value-type="float" office:value="0.389764" calcext:value-type="float">
            <text:p>0,389764</text:p>
          </table:table-cell>
          <table:table-cell office:value-type="float" office:value="0.389655" calcext:value-type="float">
            <text:p>0,3896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79042" calcext:value-type="float">
            <text:p>0,779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16546" calcext:value-type="float">
            <text:p>1,16546</text:p>
          </table:table-cell>
          <table:table-cell office:value-type="float" office:value="0.389398" calcext:value-type="float">
            <text:p>0,389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79367" calcext:value-type="float">
            <text:p>0,779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9774" calcext:value-type="float">
            <text:p>0,389774</text:p>
          </table:table-cell>
          <table:table-cell office:value-type="float" office:value="0.779273" calcext:value-type="float">
            <text:p>0,779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80014" calcext:value-type="float">
            <text:p>0,780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9681" calcext:value-type="float">
            <text:p>0,389681</text:p>
          </table:table-cell>
          <table:table-cell office:value-type="float" office:value="0.389735" calcext:value-type="float">
            <text:p>0,389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9565" calcext:value-type="float">
            <text:p>0,389565</text:p>
          </table:table-cell>
          <table:table-cell office:value-type="float" office:value="0.388723" calcext:value-type="float">
            <text:p>0,388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79096" calcext:value-type="float">
            <text:p>0,779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388744" calcext:value-type="float">
            <text:p>0,388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9707" calcext:value-type="float">
            <text:p>0,389707</text:p>
          </table:table-cell>
          <table:table-cell office:value-type="float" office:value="0.778644" calcext:value-type="float">
            <text:p>0,778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9638" calcext:value-type="float">
            <text:p>0,389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9705" calcext:value-type="float">
            <text:p>0,389705</text:p>
          </table:table-cell>
          <table:table-cell office:value-type="float" office:value="0.778239" calcext:value-type="float">
            <text:p>0,778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9946" calcext:value-type="float">
            <text:p>0,389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55446" calcext:value-type="float">
            <text:p>1,55446</text:p>
          </table:table-cell>
          <table:table-cell office:value-type="float" office:value="0.77776" calcext:value-type="float">
            <text:p>0,7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712" calcext:value-type="float">
            <text:p>0,3897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78295" calcext:value-type="float">
            <text:p>0,778295</text:p>
          </table:table-cell>
          <table:table-cell office:value-type="float" office:value="1.16865" calcext:value-type="float">
            <text:p>1,16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89468" calcext:value-type="float">
            <text:p>0,389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9469" calcext:value-type="float">
            <text:p>0,389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389778" calcext:value-type="float">
            <text:p>0,389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89791" calcext:value-type="float">
            <text:p>0,389791</text:p>
          </table:table-cell>
          <table:table-cell office:value-type="float" office:value="0.776848" calcext:value-type="float">
            <text:p>0,776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9571" calcext:value-type="float">
            <text:p>0,389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942" calcext:value-type="float">
            <text:p>0,77942</text:p>
          </table:table-cell>
          <table:table-cell office:value-type="float" office:value="0.779536" calcext:value-type="float">
            <text:p>0,779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89787" calcext:value-type="float">
            <text:p>0,389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779544" calcext:value-type="float">
            <text:p>0,779544</text:p>
          </table:table-cell>
          <table:table-cell office:value-type="float" office:value="0.389668" calcext:value-type="float">
            <text:p>0,38966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9806" calcext:value-type="float">
            <text:p>0,389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77766" calcext:value-type="float">
            <text:p>0,77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9891" calcext:value-type="float">
            <text:p>0,389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77062" calcext:value-type="float">
            <text:p>0,777062</text:p>
          </table:table-cell>
          <table:table-cell office:value-type="float" office:value="0.388949" calcext:value-type="float">
            <text:p>0,38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985" calcext:value-type="float">
            <text:p>0,38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389688" calcext:value-type="float">
            <text:p>0,38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0.4347167" calcext:value-type="float">
            <text:p>0,4347167</text:p>
          </table:table-cell>
          <table:table-cell table:formula="of:=SUM([.C2:.C121])/120" office:value-type="float" office:value="0.343356191666667" calcext:value-type="float">
            <text:p>0,343356191666667</text:p>
          </table:table-cell>
          <table:table-cell table:formula="of:=SUM([.D2:.D121])/120" office:value-type="float" office:value="0.0420422" calcext:value-type="float">
            <text:p>0,042042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1.55792" calcext:value-type="float">
            <text:p>1,55792</text:p>
          </table:table-cell>
          <table:table-cell table:formula="of:=MAX([.C2:.C121])" office:value-type="float" office:value="1.16998" calcext:value-type="float">
            <text:p>1,16998</text:p>
          </table:table-cell>
          <table:table-cell table:formula="of:=MAX([.D2:.D121])" office:value-type="float" office:value="0.778571" calcext:value-type="float">
            <text:p>0,7785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0" calcext:value-type="float">
            <text:p>0</text:p>
          </table:table-cell>
          <table:table-cell table:formula="of:=MIN([.D2:.D1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8:55:23.8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8:56:11.940000000</dc:date>
    <meta:editing-duration>PT4M23S</meta:editing-duration>
    <meta:editing-cycles>4</meta:editing-cycles>
    <meta:generator>LibreOffice/5.4.4.2$Windows_X86_64 LibreOffice_project/2524958677847fb3bb44820e40380acbe820f960</meta:generator>
    <meta:document-statistic meta:table-count="1" meta:cell-count="495" meta:object-count="0"/>
  </office:meta>
</office:document-meta>
</file>